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, 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7.414cm" table:align="left"/>
    </style:style>
    <style:style style:name="Tableau1.A" style:family="table-column">
      <style:table-column-properties style:column-width="0.31cm"/>
    </style:style>
    <style:style style:name="Tableau1.B" style:family="table-column">
      <style:table-column-properties style:column-width="2.942cm"/>
    </style:style>
    <style:style style:name="Tableau1.C" style:family="table-column">
      <style:table-column-properties style:column-width="1.826cm"/>
    </style:style>
    <style:style style:name="Tableau1.D" style:family="table-column">
      <style:table-column-properties style:column-width="2.335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text-align="center" style:justify-single-word="false"/>
      <style:text-properties style:font-name="verdana"/>
    </style:style>
    <style:style style:name="P3" style:family="paragraph" style:parent-style-name="Horizontal_20_Line">
      <style:paragraph-properties fo:text-align="center" style:justify-single-word="false" fo:padding="0cm" fo:border-left="none" fo:border-right="none" fo:border-top="none" fo:border-bottom="2.49pt solid #808080"/>
    </style:style>
    <style:style style:name="T1" style:family="text">
      <style:text-properties style:text-position="-33% 80%"/>
    </style:style>
    <style:style style:name="T2" style:family="text">
      <style:text-properties style:text-position="33% 8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blème combinatoire :</text:p>
      <text:p text:style-name="Standard"/>
      <text:p text:style-name="Standard">Un problème combinatoire est un problème qui <text:s/>consiste à trouver le meilleur <text:s/>sous ensemble possible parmi un ensemble discret N.</text:p>
      <text:p text:style-name="Standard">Exemple : le problème du voyageur de commerce, un voyageur doit parcourir un ensemble de ville N en effectuant la trajet le plus court.</text:p>
      <text:p text:style-name="Standard"/>
      <text:p text:style-name="Standard">Dominance</text:p>
      <text:p text:style-name="Standard"/>
      <text:p text:style-name="Standard">Dans notre cas, on considère qu'un algorithme A domine <text:s/>un algorithme B pour un itération donnée, si sur un ensemble <text:s/>d’exécutions (correspondant au nombre de fichiers trace) N, B est battu k par A sur N valeur .</text:p>
      <text:p text:style-name="Standard"/>
      <text:p text:style-name="Standard">Cette valeur k est déterminée à l'aide la formule du test binomiale suivante 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2">P<text:span text:style-name="T1">(k parmi n)</text:span> =</text:p>
          </table:table-cell>
          <table:table-cell table:style-name="Tableau1.A1" office:value-type="string">
            <text:p text:style-name="P2">n!</text:p>
            <text:p text:style-name="P3"/>
            <text:p text:style-name="P2">k!(n-k)!</text:p>
          </table:table-cell>
          <table:table-cell table:style-name="Tableau1.A1" office:value-type="string">
            <text:p text:style-name="P2">(p<text:span text:style-name="T2">k</text:span>)(q<text:span text:style-name="T2">n-k</text:span>)</text:p>
          </table:table-cell>
        </table:table-row>
      </table:table>
      <text:p text:style-name="Standard"/>
      <text:p text:style-name="Standard">p(k parmi n) : <text:s/>une valeur de probabilité fixé parmi 1 - (0.95, 0.9, 0.99) </text:p>
      <text:p text:style-name="Standard">p : probabilité que A batte B, ½</text:p>
      <text:p text:style-name="Standard">q : probabilité que B batte A, ½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verdana" svg:font-family="verdana, 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5-06-03T15:15:14</meta:creation-date>
    <dc:date>2015-06-03T16:47:55</dc:date>
    <dc:creator>Compte etudiant</dc:creator>
    <meta:editing-duration>PT1H31M38S</meta:editing-duration>
    <meta:editing-cycles>25</meta:editing-cycles>
    <meta:generator>LibreOffice/3.5$Linux_x86 LibreOffice_project/350m1$Build-2</meta:generator>
    <meta:document-statistic meta:table-count="1" meta:image-count="0" meta:object-count="0" meta:page-count="1" meta:paragraph-count="13" meta:word-count="138" meta:character-count="761" meta:non-whitespace-character-count="628"/>
  </office:meta>
</office:document-meta>
</file>